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0.5pt solid #000000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6653in" style:rel-column-width="26097*"/>
    </style:style>
    <style:style style:name="Table3.B" style:family="table-column">
      <style:table-column-properties style:column-width="2.0007in" style:rel-column-width="19589*"/>
    </style:style>
    <style:style style:name="Table3.C" style:family="table-column">
      <style:table-column-properties style:column-width="2.0271in" style:rel-column-width="19849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  <style:text-properties officeooo:rsid="001b9fec" officeooo:paragraph-rsid="001b9fec"/>
    </style:style>
    <style:style style:name="P2" style:family="paragraph" style:parent-style-name="Standard">
      <style:paragraph-properties fo:text-align="justify" style:justify-single-word="false"/>
      <style:text-properties officeooo:rsid="001fad85" officeooo:paragraph-rsid="00225ec1"/>
    </style:style>
    <style:style style:name="P3" style:family="paragraph" style:parent-style-name="Standard">
      <style:paragraph-properties fo:text-align="start" style:justify-single-word="false"/>
      <style:text-properties officeooo:rsid="001fad85" officeooo:paragraph-rsid="00225ec1"/>
    </style:style>
    <style:style style:name="P4" style:family="paragraph" style:parent-style-name="Standard">
      <style:paragraph-properties fo:text-align="justify" style:justify-single-word="false"/>
      <style:text-properties officeooo:rsid="0020f0a2" officeooo:paragraph-rsid="00225ec1"/>
    </style:style>
    <style:style style:name="P5" style:family="paragraph" style:parent-style-name="Standard">
      <style:paragraph-properties fo:text-align="justify" style:justify-single-word="false"/>
      <style:text-properties officeooo:rsid="00225ec1" officeooo:paragraph-rsid="00225ec1"/>
    </style:style>
    <style:style style:name="P6" style:family="paragraph" style:parent-style-name="Table_20_Contents">
      <style:paragraph-properties fo:text-align="justify" style:justify-single-word="false"/>
      <style:text-properties officeooo:rsid="00225ec1" officeooo:paragraph-rsid="00225ec1"/>
    </style:style>
    <style:style style:name="P7" style:family="paragraph" style:parent-style-name="Standard">
      <style:paragraph-properties fo:text-align="justify" style:justify-single-word="false"/>
      <style:text-properties officeooo:rsid="00226c34" officeooo:paragraph-rsid="00226c34"/>
    </style:style>
    <style:style style:name="P8" style:family="paragraph" style:parent-style-name="Table_20_Contents">
      <style:paragraph-properties fo:text-align="justify" style:justify-single-word="false"/>
      <style:text-properties officeooo:rsid="00226c34" officeooo:paragraph-rsid="00226c34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5787f" officeooo:paragraph-rsid="0025787f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25787f" officeooo:paragraph-rsid="0025787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5787f" officeooo:paragraph-rsid="0025787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c312" officeooo:paragraph-rsid="0026c312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officeooo:rsid="0026c312" officeooo:paragraph-rsid="0026c312" style:font-weight-asian="bold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justify" style:justify-single-word="false"/>
      <style:text-properties officeooo:rsid="0025787f" officeooo:paragraph-rsid="0025787f"/>
    </style:style>
    <style:style style:name="P16" style:family="paragraph" style:parent-style-name="Table_20_Contents">
      <style:paragraph-properties fo:text-align="justify" style:justify-single-word="false"/>
      <style:text-properties officeooo:rsid="0026e42c" officeooo:paragraph-rsid="0026e42c"/>
    </style:style>
    <style:style style:name="P17" style:family="paragraph" style:parent-style-name="Table_20_Contents">
      <style:paragraph-properties fo:text-align="justify" style:justify-single-word="false"/>
      <style:text-properties officeooo:rsid="00592f05" officeooo:paragraph-rsid="00592f05"/>
    </style:style>
    <style:style style:name="P18" style:family="paragraph" style:parent-style-name="Standard">
      <style:paragraph-properties fo:text-align="justify" style:justify-single-word="false"/>
      <style:text-properties officeooo:rsid="00592f05" officeooo:paragraph-rsid="00592f05"/>
    </style:style>
    <style:style style:name="P19" style:family="paragraph" style:parent-style-name="Heading_20_3">
      <style:paragraph-properties fo:text-align="justify" style:justify-single-word="false"/>
      <style:text-properties officeooo:rsid="001b9fec" officeooo:paragraph-rsid="001b9fec"/>
    </style:style>
    <style:style style:name="P20" style:family="paragraph" style:parent-style-name="Standard">
      <style:text-properties officeooo:rsid="0058c9fc" officeooo:paragraph-rsid="0058c9fc"/>
    </style:style>
    <style:style style:name="P21" style:family="paragraph" style:parent-style-name="Standard">
      <style:paragraph-properties fo:text-align="justify" style:justify-single-word="false"/>
      <style:text-properties officeooo:rsid="001b9fec" officeooo:paragraph-rsid="001b9fec"/>
    </style:style>
    <style:style style:name="P22" style:family="paragraph" style:parent-style-name="Text_20_body">
      <style:paragraph-properties fo:text-align="justify" style:justify-single-word="false"/>
      <style:text-properties officeooo:rsid="001b9fec" officeooo:paragraph-rsid="001b9fec"/>
    </style:style>
    <style:style style:name="T1" style:family="text">
      <style:text-properties officeooo:rsid="00225ec1"/>
    </style:style>
    <style:style style:name="T2" style:family="text">
      <style:text-properties officeooo:rsid="0025787f"/>
    </style:style>
    <style:style style:name="T3" style:family="text">
      <style:text-properties officeooo:rsid="0026e42c"/>
    </style:style>
    <style:style style:name="T4" style:family="text">
      <style:text-properties officeooo:rsid="002bcdfe"/>
    </style:style>
    <style:style style:name="T5" style:family="text">
      <style:text-properties officeooo:rsid="002c2474"/>
    </style:style>
    <style:style style:name="T6" style:family="text">
      <style:text-properties officeooo:rsid="00592f05"/>
    </style:style>
    <style:style style:name="T7" style:family="text">
      <style:text-properties fo:font-style="italic"/>
    </style:style>
    <style:style style:name="T8" style:family="text">
      <style:text-properties fo:font-weight="bold"/>
    </style:style>
    <style:style style:name="T9" style:family="text">
      <style:text-properties officeooo:rsid="005b1c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0">4. BULGULAR VE TARTIŞMA</text:p>
      <text:p text:style-name="P1"/>
      <text:h text:style-name="P19" text:outline-level="3"><text:span text:style-name="T9">4</text:span>.1. Aşırı Yetki Kullanımı (Over-Privilege) Tespiti</text:h>
      <text:p text:style-name="P22"/>
      <text:p text:style-name="P22">Çalışmanın özgün yöntemlerinden biri olarak, uygulamanın işlevi ile talep ettiği izinler arasındaki tutarsızlıklar (Anomaly Detection) analiz edilmiştir. Örneğin, bir "El Feneri" uygulamasının ACCESS_FINE_LOCATION (GPS) veya READ_CONTACTS (Rehber) izni talep etmesi, "Aşırı Yetki Kullanımı" flag'i ile işaretlenerek potansiyel casus yazılım (Spyware) göstergesi olarak değerlendirilmiştir.</text:p>
      <text:p text:style-name="P22"/>
      <text:p text:style-name="P22">Bu tespit, Manifest analizinden gelen verilerin, AST analizinden gelen API çağrıları ile çapraz doğrulanması (Cross-Validation) yöntemiyle gerçekleştirilmiştir:</text:p>
      <text:p text:style-name="P22"/>
      <text:p text:style-name="P22"><text:s text:c="4"/>Kural: Eğer Manifest içinde RECORD_AUDIO izni var ANCAK kaynak kod (AST) içinde MediaRecorder veya AudioRecord API çağrısı yoksa -&gt; "Şüpheli/Atıl İzin" (Dormant Permission) olarak raporlanmıştı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Komando harekatının safhalarına özgü olarak cep telefonlarının oluşturabileceği risklerin derecelendirmesi Tablo 4.1’de verilmiştir.</text:p>
      <text:p text:style-name="P18"/>
      <text:p text:style-name="P18">Tablo 4.1 Komando harekatında telefonlarının oluşturabileceği riskler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table:number-columns-spanned="4" office:value-type="string">
            <text:p text:style-name="P11">Cep Telefonu Kaynaklı <text:span text:style-name="T4">Harekat Emniyeti </text:span>Riskler<text:span text:style-name="T4">i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Risk</text:p>
          </table:table-cell>
          <table:table-cell table:style-name="Table2.A2" office:value-type="string">
            <text:p text:style-name="P13">Ana Üs Bölgesi</text:p>
          </table:table-cell>
          <table:table-cell table:style-name="Table2.A2" office:value-type="string">
            <text:p text:style-name="P13">İntikal</text:p>
          </table:table-cell>
          <table:table-cell table:style-name="Table2.A1" office:value-type="string">
            <text:p text:style-name="P13">Hücum</text:p>
          </table:table-cell>
        </table:table-row>
        <table:table-row>
          <table:table-cell table:style-name="Table2.A3" office:value-type="string">
            <text:p text:style-name="P2">Konum bilgisi</text:p>
          </table:table-cell>
          <table:table-cell table:style-name="Table2.A3" office:value-type="string">
            <text:p text:style-name="P17">Orta</text:p>
          </table:table-cell>
          <table:table-cell table:style-name="Table2.A3" office:value-type="string">
            <text:p text:style-name="P6"><text:span text:style-name="T6">Y</text:span>üksek</text:p>
          </table:table-cell>
          <table:table-cell table:style-name="Table2.D3" office:value-type="string">
            <text:p text:style-name="P17">Düşük</text:p>
          </table:table-cell>
        </table:table-row>
        <table:table-row>
          <table:table-cell table:style-name="Table2.A3" office:value-type="string">
            <text:p text:style-name="P2">Işık yayılımı</text:p>
          </table:table-cell>
          <table:table-cell table:style-name="Table2.A3" office:value-type="string">
            <text:p text:style-name="P17">Düşük</text:p>
          </table:table-cell>
          <table:table-cell table:style-name="Table2.A3" office:value-type="string">
            <text:p text:style-name="P6"><text:span text:style-name="T6">Y</text:span>üksek</text:p>
          </table:table-cell>
          <table:table-cell table:style-name="Table2.D3" office:value-type="string">
            <text:p text:style-name="P17">Orta</text:p>
          </table:table-cell>
        </table:table-row>
        <table:table-row>
          <table:table-cell table:style-name="Table2.A3" office:value-type="string">
            <text:p text:style-name="P2">Ses yayılımı</text:p>
          </table:table-cell>
          <table:table-cell table:style-name="Table2.A3" office:value-type="string">
            <text:p text:style-name="P8">Düşük</text:p>
          </table:table-cell>
          <table:table-cell table:style-name="Table2.A3" office:value-type="string">
            <text:p text:style-name="P6"><text:span text:style-name="T6">Y</text:span>üksek</text:p>
          </table:table-cell>
          <table:table-cell table:style-name="Table2.D3" office:value-type="string">
            <text:p text:style-name="P17">Orta</text:p>
          </table:table-cell>
        </table:table-row>
        <table:table-row>
          <table:table-cell table:style-name="Table2.A3" office:value-type="string">
            <text:p text:style-name="P5">Görüntü Aktarımı</text:p>
          </table:table-cell>
          <table:table-cell table:style-name="Table2.A3" office:value-type="string">
            <text:p text:style-name="P6">Yüksek</text:p>
          </table:table-cell>
          <table:table-cell table:style-name="Table2.A3" office:value-type="string">
            <text:p text:style-name="P17">Orta</text:p>
          </table:table-cell>
          <table:table-cell table:style-name="Table2.D3" office:value-type="string">
            <text:p text:style-name="P17">Düşük</text:p>
          </table:table-cell>
        </table:table-row>
        <table:table-row>
          <table:table-cell table:style-name="Table2.A3" office:value-type="string">
            <text:p text:style-name="P7">Ortamın Dinlenmesi</text:p>
          </table:table-cell>
          <table:table-cell table:style-name="Table2.A3" office:value-type="string">
            <text:p text:style-name="P8">Yüksek</text:p>
          </table:table-cell>
          <table:table-cell table:style-name="Table2.A3" office:value-type="string">
            <text:p text:style-name="P17">Orta</text:p>
          </table:table-cell>
          <table:table-cell table:style-name="Table2.D3" office:value-type="string">
            <text:p text:style-name="P17">Düşük</text:p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ext:soft-page-break/>
        <table:table-row>
          <table:table-cell table:style-name="Table2.A3" office:value-type="string">
            <text:p text:style-name="P4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6"/>
          </table:table-cell>
          <table:table-cell table:style-name="Table2.A3" office:value-type="string">
            <text:p text:style-name="P14"/>
          </table:table-cell>
          <table:table-cell table:style-name="Table2.A3" office:value-type="string">
            <text:p text:style-name="P14"/>
          </table:table-cell>
          <table:table-cell table:style-name="Table2.D3" office:value-type="string">
            <text:p text:style-name="P1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1">Risk Oluşturabilecek <text:span text:style-name="T5">Uygulama </text:span>İzinler<text:span text:style-name="T5">i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9">Tehdit</text:p>
          </table:table-cell>
          <table:table-cell table:style-name="Table3.A2" office:value-type="string">
            <text:p text:style-name="P10"><text:span text:style-name="T3">Erişilecek </text:span>İzin</text:p>
          </table:table-cell>
          <table:table-cell table:style-name="Table3.C2" office:value-type="string">
            <text:p text:style-name="P10">Tehdit Oluşturma İhtimali</text:p>
          </table:table-cell>
        </table:table-row>
        <table:table-row>
          <table:table-cell table:style-name="Table3.A2" office:value-type="string">
            <text:p text:style-name="P2">Konum bilgisi</text:p>
          </table:table-cell>
          <table:table-cell table:style-name="Table3.A2" office:value-type="string">
            <text:p text:style-name="P15">Konum servisleri</text:p>
          </table:table-cell>
          <table:table-cell table:style-name="Table3.C2" office:value-type="string">
            <text:p text:style-name="P15">ÇY</text:p>
          </table:table-cell>
        </table:table-row>
        <table:table-row>
          <table:table-cell table:style-name="Table3.A2" table:number-rows-spanned="2" office:value-type="string">
            <text:p text:style-name="P3">Işık yayılımı</text:p>
          </table:table-cell>
          <table:table-cell table:style-name="Table3.A2" office:value-type="string">
            <text:p text:style-name="P15">El <text:s/>feneri</text:p>
          </table:table-cell>
          <table:table-cell table:style-name="Table3.C2" office:value-type="string">
            <text:p text:style-name="P15">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5">Ekran ışığın</text:p>
          </table:table-cell>
          <table:table-cell table:style-name="Table3.C2" office:value-type="string">
            <text:p text:style-name="P16">D</text:p>
          </table:table-cell>
        </table:table-row>
        <table:table-row>
          <table:table-cell table:style-name="Table3.A2" table:number-rows-spanned="2" office:value-type="string">
            <text:p text:style-name="P2">Ses yayılımı</text:p>
          </table:table-cell>
          <table:table-cell table:style-name="Table3.A2" office:value-type="string">
            <text:p text:style-name="P15">Zil sesi</text:p>
          </table:table-cell>
          <table:table-cell table:style-name="Table3.C2" office:value-type="string">
            <text:p text:style-name="P15">Ç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5">Titreşim</text:p>
          </table:table-cell>
          <table:table-cell table:style-name="Table3.C2" office:value-type="string">
            <text:p text:style-name="P15">O</text:p>
          </table:table-cell>
        </table:table-row>
        <table:table-row>
          <table:table-cell table:style-name="Table3.A2" table:number-rows-spanned="2" office:value-type="string">
            <text:p text:style-name="P5">Görüntü Aktarımı</text:p>
          </table:table-cell>
          <table:table-cell table:style-name="Table3.A2" office:value-type="string">
            <text:p text:style-name="P15">Arka Kamera</text:p>
          </table:table-cell>
          <table:table-cell table:style-name="Table3.C2" office:value-type="string">
            <text:p text:style-name="P15">Ç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5">Ön kamera</text:p>
          </table:table-cell>
          <table:table-cell table:style-name="Table3.C2" office:value-type="string">
            <text:p text:style-name="P15">O</text:p>
          </table:table-cell>
        </table:table-row>
        <table:table-row>
          <table:table-cell table:style-name="Table3.A2" office:value-type="string">
            <text:p text:style-name="P7">Ortamın Dinlenmesi</text:p>
          </table:table-cell>
          <table:table-cell table:style-name="Table3.A2" office:value-type="string">
            <text:p text:style-name="P15">Mikrofon</text:p>
          </table:table-cell>
          <table:table-cell table:style-name="Table3.C2" office:value-type="string">
            <text:p text:style-name="P15">ÇY</text:p>
          </table:table-cell>
        </table:table-row>
        <table:table-row>
          <table:table-cell table:style-name="Table3.A2" office:value-type="string">
            <text:p text:style-name="P4"><text:span text:style-name="T2">Telefon </text:span>Konuşmaları<text:span text:style-name="T1">n</text:span><text:span text:style-name="T2">ın</text:span> dinlemesi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4">Kamuflajın bozulması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6">Mesajlaşmalar<text:span text:style-name="T2">ın okunması</text:span></text:p>
          </table:table-cell>
          <table:table-cell table:style-name="Table3.A2" office:value-type="string">
            <text:p text:style-name="P15">Mesaj okuma</text:p>
          </table:table-cell>
          <table:table-cell table:style-name="Table3.C2" office:value-type="string">
            <text:p text:style-name="P15">ÇY</text:p>
          </table:table-cell>
        </table:table-row>
        <text:soft-page-break/>
        <table:table-row>
          <table:table-cell table:style-name="Table3.A2" office:value-type="string">
            <text:p text:style-name="P6">Veri paketlerine ulaşılması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6"><text:span text:style-name="T2">Yetkisiz </text:span>Mesaj gönderme</text:p>
          </table:table-cell>
          <table:table-cell table:style-name="Table3.A2" office:value-type="string">
            <text:p text:style-name="P15">Mesaj yazma</text:p>
          </table:table-cell>
          <table:table-cell table:style-name="Table3.C2" office:value-type="string">
            <text:p text:style-name="P15">ÇY</text:p>
          </table:table-cell>
        </table:table-row>
        <table:table-row>
          <table:table-cell table:style-name="Table3.A2" office:value-type="string">
            <text:p text:style-name="P15">Telsiz konuşmalarında gürültü</text:p>
          </table:table-cell>
          <table:table-cell table:style-name="Table3.A2" office:value-type="string">
            <text:p text:style-name="P15">Zil Sesi</text:p>
          </table:table-cell>
          <table:table-cell table:style-name="Table3.C2" office:value-type="string">
            <text:p text:style-name="P15">D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23:56:04.251994526</meta:creation-date>
    <dc:date>2026-01-26T16:44:26.828991443</dc:date>
    <meta:editing-duration>PT18H4M1S</meta:editing-duration>
    <meta:editing-cycles>60</meta:editing-cycles>
    <meta:generator>LibreOffice/7.6.6.3$Linux_X86_64 LibreOffice_project/d97b2716a9a4a2ce1391dee1765565ea469b0ae7</meta:generator>
    <meta:document-statistic meta:table-count="2" meta:image-count="0" meta:object-count="0" meta:page-count="3" meta:paragraph-count="69" meta:word-count="219" meta:character-count="1687" meta:non-whitespace-character-count="1532"/>
    <meta:user-defined meta:name="ZOTERO_PREF_1">&lt;data data-version="3" zotero-version="7.0.32"&gt;&lt;session id="AVtJXHPm"/&gt;&lt;style id="http://www.zotero.org/styles/ieee" locale="tr-TR" hasBibliography="1" bibliographyStyleHasBeenSet="0"/&gt;&lt;prefs&gt;&lt;pref name="fieldType" value="ReferenceMark"/&gt;&lt;pref name="autom</meta:user-defined>
    <meta:user-defined meta:name="ZOTERO_PREF_2">aticJournalAbbreviations" value="true"/&gt;&lt;/prefs&gt;&lt;/data&gt;</meta:user-defined>
  </office:meta>
</office:document-meta>
</file>